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</office:font-face-decls>
  <office:automatic-styles>
    <style:style style:name="P1" style:family="paragraph" style:parent-style-name="Heading_20_3">
      <loext:graphic-properties draw:fill="none"/>
      <style:paragraph-properties fo:margin-left="0.6cm" fo:margin-right="0cm" fo:line-height="150%" fo:text-align="center" style:justify-single-word="false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bold"/>
    </style:style>
    <style:style style:name="P2" style:family="paragraph" style:parent-style-name="Standard">
      <style:text-properties fo:color="#000000" loext:opacity="100%" style:font-name="Verdana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Verdana" fo:font-weight="bol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199cm" fo:margin-right="0cm" fo:line-height="150%" fo:text-align="center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bold" fo:background-color="#ffffff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199cm" fo:margin-right="0cm" fo:line-height="150%" fo:text-align="start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bold" fo:background-color="#ffffff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199cm" fo:margin-right="0cm" fo:line-height="150%" fo:text-align="center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bold" officeooo:rsid="001ca57c" officeooo:paragraph-rsid="001ca57c" fo:background-color="#ffffff" style:font-weight-asian="bold" style:font-weight-complex="bold"/>
    </style:style>
    <style:style style:name="P7" style:family="paragraph" style:parent-style-name="Standard" style:list-style-name="L1" style:master-page-name="">
      <loext:graphic-properties draw:fill="none"/>
      <style:paragraph-properties fo:margin-left="0.6cm" fo:margin-right="0cm" fo:line-height="150%" fo:text-indent="-0.4cm" style:auto-text-indent="false" style:page-number="auto" fo:background-color="transparent">
        <style:tab-stops>
          <style:tab-stop style:position="0.093cm"/>
        </style:tab-stops>
      </style:paragraph-properties>
      <style:text-properties fo:color="#000000" loext:opacity="100%" style:font-name="Verdana"/>
    </style:style>
    <style:style style:name="P8" style:family="paragraph" style:parent-style-name="Standard" style:list-style-name="L1">
      <loext:graphic-properties draw:fill="none"/>
      <style:paragraph-properties fo:margin-left="0.6cm" fo:margin-right="0cm" fo:line-height="150%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/>
    </style:style>
    <style:style style:name="P9" style:family="paragraph" style:parent-style-name="Standard" style:list-style-name="L2">
      <loext:graphic-properties draw:fill="none"/>
      <style:paragraph-properties fo:margin-left="0.6cm" fo:margin-right="0cm" fo:line-height="150%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/>
    </style:style>
    <style:style style:name="P10" style:family="paragraph" style:parent-style-name="Standard" style:list-style-name="L1">
      <loext:graphic-properties draw:fill="none"/>
      <style:paragraph-properties fo:margin-left="0.6cm" fo:margin-right="0cm" fo:line-height="150%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/>
    </style:style>
    <style:style style:name="P11" style:family="paragraph" style:parent-style-name="Standard" style:list-style-name="L2">
      <loext:graphic-properties draw:fill="none"/>
      <style:paragraph-properties fo:margin-left="0.6cm" fo:margin-right="0cm" fo:line-height="150%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/>
    </style:style>
    <style:style style:name="P12" style:family="paragraph" style:parent-style-name="Standard">
      <loext:graphic-properties draw:fill="none"/>
      <style:paragraph-properties fo:margin-left="0.6cm" fo:margin-right="0cm" fo:line-height="150%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/>
    </style:style>
    <style:style style:name="P13" style:family="paragraph" style:parent-style-name="Standard">
      <loext:graphic-properties draw:fill="none"/>
      <style:paragraph-properties fo:margin-left="0.6cm" fo:margin-right="0cm" fo:line-height="150%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background-color="#ffff00"/>
    </style:style>
    <style:style style:name="P14" style:family="paragraph" style:parent-style-name="Standard">
      <loext:graphic-properties draw:fill="none"/>
      <style:paragraph-properties fo:margin-left="0.199cm" fo:margin-right="0cm" fo:line-height="150%" fo:text-align="start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normal" officeooo:paragraph-rsid="00190ed3" fo:background-color="#ffffff" style:font-weight-asian="normal" style:font-weight-complex="normal"/>
    </style:style>
    <style:style style:name="P15" style:family="paragraph" style:parent-style-name="Standard" style:list-style-name="L5">
      <loext:graphic-properties draw:fill="none"/>
      <style:paragraph-properties fo:margin-left="0.199cm" fo:margin-right="0cm" fo:line-height="150%" fo:text-align="start" style:justify-single-word="false" fo:text-indent="0cm" style:auto-text-indent="false" fo:background-color="transparent">
        <style:tab-stops>
          <style:tab-stop style:position="0.093cm"/>
          <style:tab-stop style:position="0.684cm"/>
        </style:tab-stops>
      </style:paragraph-properties>
      <style:text-properties fo:color="#000000" loext:opacity="100%" style:font-name="Verdana" fo:font-weight="normal" fo:background-color="#ffffff" style:font-weight-asian="normal" style:font-weight-complex="normal"/>
    </style:style>
    <style:style style:name="P16" style:family="paragraph" style:parent-style-name="Standard" style:list-style-name="L5">
      <loext:graphic-properties draw:fill="none"/>
      <style:paragraph-properties fo:margin-left="0.199cm" fo:margin-right="0cm" fo:line-height="150%" fo:text-align="start" style:justify-single-word="false" fo:text-indent="0cm" style:auto-text-indent="false" fo:background-color="transparent">
        <style:tab-stops>
          <style:tab-stop style:position="0.093cm"/>
          <style:tab-stop style:position="0.684cm"/>
        </style:tab-stops>
      </style:paragraph-properties>
      <style:text-properties fo:color="#000000" loext:opacity="100%" style:font-name="Verdana" fo:font-weight="normal" fo:background-color="#ffffff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199cm" fo:margin-right="0cm" fo:line-height="150%" fo:text-align="start" style:justify-single-word="false" fo:text-indent="0cm" style:auto-text-indent="false" fo:background-color="transparent">
        <style:tab-stops>
          <style:tab-stop style:position="0.093cm"/>
          <style:tab-stop style:position="0.684cm"/>
        </style:tab-stops>
      </style:paragraph-properties>
      <style:text-properties fo:color="#000000" loext:opacity="100%" style:font-name="Verdana" fo:font-weight="normal" fo:background-color="#ffffff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199cm" fo:margin-right="0cm" fo:line-height="150%" fo:text-align="justify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normal" officeooo:paragraph-rsid="00190ed3" fo:background-color="#ffffff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199cm" fo:margin-right="0cm" fo:line-height="150%" fo:text-align="justify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normal" fo:background-color="#ffffff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.199cm" fo:margin-right="0cm" fo:line-height="150%" fo:text-align="justify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normal" officeooo:rsid="001aab1c" officeooo:paragraph-rsid="001aab1c" fo:background-color="#ffffff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199cm" fo:margin-right="0cm" fo:line-height="150%" fo:text-align="justify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normal" officeooo:rsid="001ca57c" officeooo:paragraph-rsid="001ca57c" fo:background-color="#ffffff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.199cm" fo:margin-right="0cm" fo:line-height="150%" fo:text-align="justify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bf0041" loext:opacity="100%" style:font-name="Verdana" fo:font-weight="normal" fo:background-color="#ffffff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.199cm" fo:margin-right="0cm" fo:line-height="150%" fo:text-align="justify" style:justify-single-word="false" fo:text-indent="0cm" style:auto-text-indent="false" fo:background-color="transparent">
        <style:tab-stops>
          <style:tab-stop style:position="0.093cm"/>
        </style:tab-stops>
      </style:paragraph-properties>
      <style:text-properties fo:color="#bf0041" loext:opacity="100%" style:font-name="Verdana" fo:font-weight="normal" officeooo:rsid="001ca57c" officeooo:paragraph-rsid="001ca57c" fo:background-color="#ffffff" style:font-weight-asian="normal" style:font-weight-complex="normal"/>
    </style:style>
    <style:style style:name="P24" style:family="paragraph" style:parent-style-name="Text_20_body">
      <loext:graphic-properties draw:fill="none"/>
      <style:paragraph-properties fo:margin-left="0.6cm" fo:margin-right="0cm" fo:line-height="150%" fo:text-align="start" style:justify-single-word="false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bold" officeooo:paragraph-rsid="00134c32"/>
    </style:style>
    <style:style style:name="P25" style:family="paragraph" style:parent-style-name="Text_20_body">
      <loext:graphic-properties draw:fill="none"/>
      <style:paragraph-properties fo:margin-left="0.6cm" fo:margin-right="0cm" fo:line-height="150%" fo:text-align="start" style:justify-single-word="false" fo:text-indent="-0.4cm" style:auto-text-indent="false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bold" officeooo:rsid="00134c32" officeooo:paragraph-rsid="00134c32"/>
    </style:style>
    <style:style style:name="P26" style:family="paragraph" style:parent-style-name="Text_20_body" style:master-page-name="">
      <loext:graphic-properties draw:fill="none"/>
      <style:paragraph-properties fo:margin-left="0.101cm" fo:margin-right="0cm" fo:margin-top="0cm" fo:margin-bottom="0.247cm" style:contextual-spacing="false" fo:line-height="150%" fo:text-align="start" style:justify-single-word="false" fo:text-indent="0.101cm" style:auto-text-indent="false" style:page-number="auto" fo:background-color="transparent">
        <style:tab-stops>
          <style:tab-stop style:position="0.093cm"/>
        </style:tab-stops>
      </style:paragraph-properties>
      <style:text-properties fo:color="#000000" loext:opacity="100%" style:font-name="Verdana" fo:font-weight="normal" style:font-weight-asian="normal" style:font-weight-complex="normal"/>
    </style:style>
    <style:style style:name="T1" style:family="text">
      <style:text-properties officeooo:rsid="001076f0"/>
    </style:style>
    <style:style style:name="T2" style:family="text">
      <style:text-properties officeooo:rsid="00134c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f0041" loext:opacity="100%"/>
    </style:style>
    <style:style style:name="T5" style:family="text">
      <style:text-properties officeooo:rsid="00190e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ct Router<text:tab/><text:tab/><text:tab/><text:tab/><text:tab/><text:tab/><text:tab/><text:tab/><text:tab/><text:span text:style-name="T1">03/09/2022<text:tab/></text:span></text:p>
      <text:p text:style-name="P2"/>
      <text:p text:style-name="P3">Você será capaz de:</text:p>
      <text:list xml:id="list2484969143" text:style-name="L1">
        <text:list-item>
          <text:p text:style-name="P7">Utilizar o props.children para acessar os filhos de um componente React e interagir com eles;</text:p>
        </text:list-item>
        <text:list-item>
          <text:p text:style-name="P8">Utilizar o componente BrowserRouter corretamente;</text:p>
        </text:list-item>
        <text:list-item>
          <text:p text:style-name="P8">Criar links de navegação na aplicação com o componente Link;</text:p>
        </text:list-item>
        <text:list-item>
          <text:p text:style-name="P8">Criar rotas, mapeando o caminho da URL com o componente correspondente, via Route;</text:p>
        </text:list-item>
        <text:list-item>
          <text:p text:style-name="P8">Estruturar e organizar as rotas da sua aplicação com o componente Switch;</text:p>
        </text:list-item>
        <text:list-item>
          <text:p text:style-name="P8">Usar o componente Redirect pra alternar entre rotas.</text:p>
        </text:list-item>
        <text:list-item>
          <text:p text:style-name="P8"/>
        </text:list-item>
      </text:list>
      <text:h text:style-name="P1" text:outline-level="3"><text:bookmark text:name="single-page-application"/>Single Page Application</text:h>
      <text:list xml:id="list2891083645" text:style-name="L2">
        <text:list-item>
          <text:p text:style-name="P9">Paginas web que carrega informações, <text:s/>trabalhando dinamicamente. </text:p>
        </text:list-item>
        <text:list-item>
          <text:p text:style-name="P9">Ao invés de recarregar toda a página ou redirecionar o usuário para uma página nova, apenas o conteúdo principal é atualizado de forma assíncrona, mantendo toda a estrutura da página estática.</text:p>
        </text:list-item>
        <text:list-item>
          <text:p text:style-name="P9">Com foco em agilidade, eficiência.</text:p>
        </text:list-item>
      </text:list>
      <text:p text:style-name="P12"/>
      <text:h text:style-name="P1" text:outline-level="3"><text:bookmark text:name="propschildren"/>props.children</text:h>
      <text:p text:style-name="P24"><text:span text:style-name="T2">Componente filho</text:span></text:p>
      <text:p text:style-name="P12">class App extends Component {</text:p>
      <text:p text:style-name="P12"><text:s text:c="2"/>render() {</text:p>
      <text:p text:style-name="P12"><text:s text:c="4"/>return (</text:p>
      <text:p text:style-name="P12"><text:s text:c="6"/>&lt;div className='main'&gt;</text:p>
      <text:p text:style-name="P12"><text:s text:c="4"/><text:span text:style-name="T4"><text:s text:c="4"/>&lt;ComponentePai&gt;</text:span></text:p>
      <text:p text:style-name="P12"><text:s text:c="10"/>&lt;p&gt;SUPIMPA&lt;/p&gt;</text:p>
      <text:p text:style-name="P12"><text:s text:c="3"/><text:span text:style-name="T4"><text:s text:c="5"/>&lt;/ComponentePai&gt;</text:span></text:p>
      <text:p text:style-name="P12"><text:s text:c="6"/>&lt;/div&gt;</text:p>
      <text:p text:style-name="P12"><text:s text:c="4"/>)</text:p>
      <text:p text:style-name="P12"><text:s text:c="2"/>}</text:p>
      <text:p text:style-name="P12">}</text:p>
      <text:p text:style-name="P12"/>
      <text:p text:style-name="P12"/>
      <text:p text:style-name="P25"><text:soft-page-break/>Componente filho</text:p>
      <text:p text:style-name="P12">const ComponentePai = (props) =&gt; {</text:p>
      <text:p text:style-name="P12"><text:s text:c="2"/>return (</text:p>
      <text:p text:style-name="P12"><text:s text:c="4"/>&lt;div&gt;</text:p>
      <text:p text:style-name="P12"><text:s text:c="6"/>{props.children}</text:p>
      <text:p text:style-name="P12"><text:s text:c="4"/>&lt;/div&gt;</text:p>
      <text:p text:style-name="P12"><text:s text:c="2"/>)</text:p>
      <text:p text:style-name="P12">}</text:p>
      <text:p text:style-name="P12"/>
      <text:h text:style-name="P1" text:outline-level="3"><text:bookmark text:name="instalacao-react-router-dom"/>Instalação React Router Dom</text:h>
      <text:p text:style-name="P26">Para poder fazer uso de React Router, é preciso que se instale em uma aplicação React o pacote react-router-dom:</text:p>
      <text:p text:style-name="P13">npm install <text:a xlink:type="simple" xlink:href="mailto:react-router-dom@v5" text:style-name="Internet_20_link" text:visited-style-name="Visited_20_Internet_20_Link">react-router-dom@v5</text:a></text:p>
      <text:p text:style-name="P13"/>
      <text:p text:style-name="P4">Componentes BrowserRouter e Route</text:p>
      <text:p text:style-name="P5">Em suma:</text:p>
      <text:list xml:id="list2397997352" text:style-name="L5">
        <text:list-item>
          <text:p text:style-name="P15"><text:span text:style-name="T3">BrowserRouter </text:span>é o componente que encapsula a sua aplicação, de forma a te possibilitar fazer uso de navegação.</text:p>
        </text:list-item>
        <text:list-item>
          <text:p text:style-name="P15"><text:span text:style-name="T3">Route</text:span> é o componente fundamental em React Router, que estabelece o mapeamento entre o caminho de URL declarado com o componente. Tal mapeamento, no que diz respeito à correspondência entre o caminho da URL atual e a presente no componente, pode ser feito das seguintes formas, ilustradas pelos seguintes exemplos:</text:p>
        </text:list-item>
      </text:list>
      <text:p text:style-name="P17"/>
      <text:p text:style-name="P14"><text:span text:style-name="T3">&lt;Route path="/about" component={About} /&gt;: </text:span></text:p>
      <text:p text:style-name="P18"><text:span text:style-name="T5">L</text:span>ê-se que se o caminho da URL atual do navegador começa com o caminho <text:span text:style-name="T4">/about,</text:span> como declarado na prop <text:span text:style-name="T4">path</text:span> no componente Route, há uma correspondência entre os caminhos da URL e do componente Route, e o componente <text:span text:style-name="T4">About será renderizado.</text:span> Ou seja, se o caminho da URL atual for /home, não há correspondência, logo o componente About não será renderizado. Entretanto, se a URL atual <text:span text:style-name="T4">for /about ou /about/me,</text:span> há correspondência, e o componente About é renderizado. O parâmetro<text:span text:style-name="T4"> exact</text:span> entra em ação quando você tem vários caminhos com nomes semelhantes.</text:p>
      <text:p text:style-name="P14"><text:soft-page-break/><text:span text:style-name="T3">&lt;Route exact path="/about" component={About} /&gt;:</text:span></text:p>
      <text:p text:style-name="P18">lê-se que, se houver uma correspondência exata entre o caminho da URL atual e o caminho <text:span text:style-name="T4">/about</text:span> declarado em<text:span text:style-name="T4"> Route,</text:span> o componente será renderizado. Ou seja, se o caminho da URL atual for <text:span text:style-name="T4">/home ou /about/me, </text:span>não há correspondência exata, logo o componente About não será renderizado. Entretanto, se a URL atual for /about, há correspondência exata, e o componente About será renderizado.</text:p>
      <text:p text:style-name="P14"/>
      <text:p text:style-name="P19">OBS: Além dessas duas formas de renderização de componente com Route, você pode fazer uso de elemento children. Ou seja, se você tiver a rota <text:span text:style-name="T3">&lt;Route path="/about" component={About} /&gt;,</text:span> você também poderá fazer da seguinte forma:</text:p>
      <text:p text:style-name="P19"/>
      <text:p text:style-name="P22"><text:s text:c="4"/>&lt;Route path="/about" &gt;</text:p>
      <text:p text:style-name="P22"><text:s text:c="6"/>&lt;About /&gt;</text:p>
      <text:p text:style-name="P22"><text:s text:c="4"/>&lt;/Route&gt;</text:p>
      <text:p text:style-name="P22"/>
      <text:p text:style-name="P20"><text:tab/>Se houvesse vários componentes apresentando correspondência entre seu caminho de URL , <text:span text:style-name="T3">todos os componentes apresentado correspondência serão renderizados. </text:span></text:p>
      <text:p text:style-name="P20"/>
      <text:p text:style-name="P22">&lt;Route path="/about" component={About} /&gt;</text:p>
      <text:p text:style-name="P22">&lt;Route path="/contact" component={Contact} /&gt;</text:p>
      <text:p text:style-name="P22">&lt;Route path="/" component={Home} /&gt;</text:p>
      <text:p text:style-name="P22"/>
      <text:p text:style-name="P21"><text:tab/>Se o caminho da URL da aplicação for (/) TODOS os componentes serão renderizados. haja vista que todas as rotas não fazem correspondência exata entre o caminho da URL atual e o definido via prop path, e fazer path="/" faz correspondência com qualquer caminho de URL;<text:line-break/></text:p>
      <text:p text:style-name="P21">Agora, se o caminho atual da URL da aplicação for<text:span text:style-name="T4"> /contact, </text:span>os componentes Contact e Home serão renderizados. Isso pode ser um problema, e uma forma de atacá-lo é organizar essas rotas via componente Switch, que você verá com mais detalhes em instantes. 😉</text:p>
      <text:p text:style-name="P21"/>
      <text:p text:style-name="P6"><text:soft-page-break/>Componente Link</text:p>
      <text:p text:style-name="P21">Se você quiser definir um link que leve quem usa sua aplicação para a URL com o caminho /about, você poderia chamar o componente Link da seguinte forma:</text:p>
      <text:p text:style-name="P23">&lt;Link to="/about" &gt; About &lt;/Link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Beehive_7e_LT_7e_Gliederung_20_1" style:display-name="Beehive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_7e_LT_7e_Gliederung_20_2" style:display-name="Beehive~LT~Gliederung 2" style:family="paragraph" style:parent-style-name="Beehive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_7e_LT_7e_Gliederung_20_3" style:display-name="Beehive~LT~Gliederung 3" style:family="paragraph" style:parent-style-name="Beehive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_7e_LT_7e_Gliederung_20_4" style:display-name="Beehive~LT~Gliederung 4" style:family="paragraph" style:parent-style-name="Beehive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_7e_LT_7e_Gliederung_20_5" style:display-name="Beehive~LT~Gliederung 5" style:family="paragraph" style:parent-style-name="Beehive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_7e_LT_7e_Gliederung_20_6" style:display-name="Beehive~LT~Gliederung 6" style:family="paragraph" style:parent-style-name="Beehive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_7e_LT_7e_Gliederung_20_7" style:display-name="Beehive~LT~Gliederung 7" style:family="paragraph" style:parent-style-name="Beehive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_7e_LT_7e_Gliederung_20_8" style:display-name="Beehive~LT~Gliederung 8" style:family="paragraph" style:parent-style-name="Beehive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_7e_LT_7e_Gliederung_20_9" style:display-name="Beehive~LT~Gliederung 9" style:family="paragraph" style:parent-style-name="Beehive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_7e_LT_7e_Titel" style:display-name="Beehiv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_7e_LT_7e_Untertitel" style:display-name="Beehiv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_7e_LT_7e_Notizen" style:display-name="Beehiv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_7e_LT_7e_Hintergrundobjekte" style:display-name="Beehive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_7e_LT_7e_Hintergrund" style:display-name="Beehive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7e_LT_7e_Gliederung_20_1" style:display-name="Beehive1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7e_LT_7e_Gliederung_20_2" style:display-name="Beehive1~LT~Gliederung 2" style:family="paragraph" style:parent-style-name="Beehive1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7e_LT_7e_Gliederung_20_3" style:display-name="Beehive1~LT~Gliederung 3" style:family="paragraph" style:parent-style-name="Beehive1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7e_LT_7e_Gliederung_20_4" style:display-name="Beehive1~LT~Gliederung 4" style:family="paragraph" style:parent-style-name="Beehive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7e_LT_7e_Gliederung_20_5" style:display-name="Beehive1~LT~Gliederung 5" style:family="paragraph" style:parent-style-name="Beehive1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7e_LT_7e_Gliederung_20_6" style:display-name="Beehive1~LT~Gliederung 6" style:family="paragraph" style:parent-style-name="Beehive1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7e_LT_7e_Gliederung_20_7" style:display-name="Beehive1~LT~Gliederung 7" style:family="paragraph" style:parent-style-name="Beehive1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7e_LT_7e_Gliederung_20_8" style:display-name="Beehive1~LT~Gliederung 8" style:family="paragraph" style:parent-style-name="Beehive1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7e_LT_7e_Gliederung_20_9" style:display-name="Beehive1~LT~Gliederung 9" style:family="paragraph" style:parent-style-name="Beehive1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7e_LT_7e_Titel" style:display-name="Beehiv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7e_LT_7e_Untertitel" style:display-name="Beehiv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7e_LT_7e_Notizen" style:display-name="Beehive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7e_LT_7e_Hintergrundobjekte" style:display-name="Beehive1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7e_LT_7e_Hintergrund" style:display-name="Beehive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7e_LT_7e_Gliederung_20_1" style:display-name="Beehive1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7e_LT_7e_Gliederung_20_2" style:display-name="Beehive1_~LT~Gliederung 2" style:family="paragraph" style:parent-style-name="Beehive1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7e_LT_7e_Gliederung_20_3" style:display-name="Beehive1_~LT~Gliederung 3" style:family="paragraph" style:parent-style-name="Beehive1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7e_LT_7e_Gliederung_20_4" style:display-name="Beehive1_~LT~Gliederung 4" style:family="paragraph" style:parent-style-name="Beehive1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7e_LT_7e_Gliederung_20_5" style:display-name="Beehive1_~LT~Gliederung 5" style:family="paragraph" style:parent-style-name="Beehive1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7e_LT_7e_Gliederung_20_6" style:display-name="Beehive1_~LT~Gliederung 6" style:family="paragraph" style:parent-style-name="Beehive1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7e_LT_7e_Gliederung_20_7" style:display-name="Beehive1_~LT~Gliederung 7" style:family="paragraph" style:parent-style-name="Beehive1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7e_LT_7e_Gliederung_20_8" style:display-name="Beehive1_~LT~Gliederung 8" style:family="paragraph" style:parent-style-name="Beehive1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7e_LT_7e_Gliederung_20_9" style:display-name="Beehive1_~LT~Gliederung 9" style:family="paragraph" style:parent-style-name="Beehive1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7e_LT_7e_Titel" style:display-name="Beehive1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7e_LT_7e_Untertitel" style:display-name="Beehive1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7e_LT_7e_Notizen" style:display-name="Beehive1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7e_LT_7e_Hintergrundobjekte" style:display-name="Beehive1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7e_LT_7e_Hintergrund" style:display-name="Beehive1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7e_LT_7e_Gliederung_20_1" style:display-name="Beehive1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7e_LT_7e_Gliederung_20_2" style:display-name="Beehive1__~LT~Gliederung 2" style:family="paragraph" style:parent-style-name="Beehive1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7e_LT_7e_Gliederung_20_3" style:display-name="Beehive1__~LT~Gliederung 3" style:family="paragraph" style:parent-style-name="Beehive1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7e_LT_7e_Gliederung_20_4" style:display-name="Beehive1__~LT~Gliederung 4" style:family="paragraph" style:parent-style-name="Beehive1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7e_LT_7e_Gliederung_20_5" style:display-name="Beehive1__~LT~Gliederung 5" style:family="paragraph" style:parent-style-name="Beehive1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7e_LT_7e_Gliederung_20_6" style:display-name="Beehive1__~LT~Gliederung 6" style:family="paragraph" style:parent-style-name="Beehive1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7e_LT_7e_Gliederung_20_7" style:display-name="Beehive1__~LT~Gliederung 7" style:family="paragraph" style:parent-style-name="Beehive1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7e_LT_7e_Gliederung_20_8" style:display-name="Beehive1__~LT~Gliederung 8" style:family="paragraph" style:parent-style-name="Beehive1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7e_LT_7e_Gliederung_20_9" style:display-name="Beehive1__~LT~Gliederung 9" style:family="paragraph" style:parent-style-name="Beehive1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7e_LT_7e_Titel" style:display-name="Beehive1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7e_LT_7e_Untertitel" style:display-name="Beehive1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7e_LT_7e_Notizen" style:display-name="Beehive1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7e_LT_7e_Hintergrundobjekte" style:display-name="Beehive1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7e_LT_7e_Hintergrund" style:display-name="Beehive1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7e_LT_7e_Gliederung_20_1" style:display-name="Beehive1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7e_LT_7e_Gliederung_20_2" style:display-name="Beehive1___~LT~Gliederung 2" style:family="paragraph" style:parent-style-name="Beehive1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7e_LT_7e_Gliederung_20_3" style:display-name="Beehive1___~LT~Gliederung 3" style:family="paragraph" style:parent-style-name="Beehive1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7e_LT_7e_Gliederung_20_4" style:display-name="Beehive1___~LT~Gliederung 4" style:family="paragraph" style:parent-style-name="Beehive1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7e_LT_7e_Gliederung_20_5" style:display-name="Beehive1___~LT~Gliederung 5" style:family="paragraph" style:parent-style-name="Beehive1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7e_LT_7e_Gliederung_20_6" style:display-name="Beehive1___~LT~Gliederung 6" style:family="paragraph" style:parent-style-name="Beehive1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7e_LT_7e_Gliederung_20_7" style:display-name="Beehive1___~LT~Gliederung 7" style:family="paragraph" style:parent-style-name="Beehive1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7e_LT_7e_Gliederung_20_8" style:display-name="Beehive1___~LT~Gliederung 8" style:family="paragraph" style:parent-style-name="Beehive1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7e_LT_7e_Gliederung_20_9" style:display-name="Beehive1___~LT~Gliederung 9" style:family="paragraph" style:parent-style-name="Beehive1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7e_LT_7e_Titel" style:display-name="Beehive1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7e_LT_7e_Untertitel" style:display-name="Beehive1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7e_LT_7e_Notizen" style:display-name="Beehive1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7e_LT_7e_Hintergrundobjekte" style:display-name="Beehive1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7e_LT_7e_Hintergrund" style:display-name="Beehive1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7e_LT_7e_Gliederung_20_1" style:display-name="Beehive1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7e_LT_7e_Gliederung_20_2" style:display-name="Beehive1____~LT~Gliederung 2" style:family="paragraph" style:parent-style-name="Beehive1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7e_LT_7e_Gliederung_20_3" style:display-name="Beehive1____~LT~Gliederung 3" style:family="paragraph" style:parent-style-name="Beehive1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7e_LT_7e_Gliederung_20_4" style:display-name="Beehive1____~LT~Gliederung 4" style:family="paragraph" style:parent-style-name="Beehive1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7e_LT_7e_Gliederung_20_5" style:display-name="Beehive1____~LT~Gliederung 5" style:family="paragraph" style:parent-style-name="Beehive1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7e_LT_7e_Gliederung_20_6" style:display-name="Beehive1____~LT~Gliederung 6" style:family="paragraph" style:parent-style-name="Beehive1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7e_LT_7e_Gliederung_20_7" style:display-name="Beehive1____~LT~Gliederung 7" style:family="paragraph" style:parent-style-name="Beehive1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7e_LT_7e_Gliederung_20_8" style:display-name="Beehive1____~LT~Gliederung 8" style:family="paragraph" style:parent-style-name="Beehive1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7e_LT_7e_Gliederung_20_9" style:display-name="Beehive1____~LT~Gliederung 9" style:family="paragraph" style:parent-style-name="Beehive1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7e_LT_7e_Titel" style:display-name="Beehive1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7e_LT_7e_Untertitel" style:display-name="Beehive1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7e_LT_7e_Notizen" style:display-name="Beehive1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7e_LT_7e_Hintergrundobjekte" style:display-name="Beehive1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7e_LT_7e_Hintergrund" style:display-name="Beehive1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7e_LT_7e_Gliederung_20_1" style:display-name="Beehive1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7e_LT_7e_Gliederung_20_2" style:display-name="Beehive1_____~LT~Gliederung 2" style:family="paragraph" style:parent-style-name="Beehive1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7e_LT_7e_Gliederung_20_3" style:display-name="Beehive1_____~LT~Gliederung 3" style:family="paragraph" style:parent-style-name="Beehive1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7e_LT_7e_Gliederung_20_4" style:display-name="Beehive1_____~LT~Gliederung 4" style:family="paragraph" style:parent-style-name="Beehive1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7e_LT_7e_Gliederung_20_5" style:display-name="Beehive1_____~LT~Gliederung 5" style:family="paragraph" style:parent-style-name="Beehive1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7e_LT_7e_Gliederung_20_6" style:display-name="Beehive1_____~LT~Gliederung 6" style:family="paragraph" style:parent-style-name="Beehive1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7e_LT_7e_Gliederung_20_7" style:display-name="Beehive1_____~LT~Gliederung 7" style:family="paragraph" style:parent-style-name="Beehive1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7e_LT_7e_Gliederung_20_8" style:display-name="Beehive1_____~LT~Gliederung 8" style:family="paragraph" style:parent-style-name="Beehive1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7e_LT_7e_Gliederung_20_9" style:display-name="Beehive1_____~LT~Gliederung 9" style:family="paragraph" style:parent-style-name="Beehive1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7e_LT_7e_Titel" style:display-name="Beehive1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7e_LT_7e_Untertitel" style:display-name="Beehive1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7e_LT_7e_Notizen" style:display-name="Beehive1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7e_LT_7e_Hintergrundobjekte" style:display-name="Beehive1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7e_LT_7e_Hintergrund" style:display-name="Beehive1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7e_LT_7e_Gliederung_20_1" style:display-name="Beehive1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7e_LT_7e_Gliederung_20_2" style:display-name="Beehive1______~LT~Gliederung 2" style:family="paragraph" style:parent-style-name="Beehive1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7e_LT_7e_Gliederung_20_3" style:display-name="Beehive1______~LT~Gliederung 3" style:family="paragraph" style:parent-style-name="Beehive1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7e_LT_7e_Gliederung_20_4" style:display-name="Beehive1______~LT~Gliederung 4" style:family="paragraph" style:parent-style-name="Beehive1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7e_LT_7e_Gliederung_20_5" style:display-name="Beehive1______~LT~Gliederung 5" style:family="paragraph" style:parent-style-name="Beehive1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7e_LT_7e_Gliederung_20_6" style:display-name="Beehive1______~LT~Gliederung 6" style:family="paragraph" style:parent-style-name="Beehive1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7e_LT_7e_Gliederung_20_7" style:display-name="Beehive1______~LT~Gliederung 7" style:family="paragraph" style:parent-style-name="Beehive1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7e_LT_7e_Gliederung_20_8" style:display-name="Beehive1______~LT~Gliederung 8" style:family="paragraph" style:parent-style-name="Beehive1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7e_LT_7e_Gliederung_20_9" style:display-name="Beehive1______~LT~Gliederung 9" style:family="paragraph" style:parent-style-name="Beehive1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7e_LT_7e_Titel" style:display-name="Beehive1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7e_LT_7e_Untertitel" style:display-name="Beehive1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7e_LT_7e_Notizen" style:display-name="Beehive1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7e_LT_7e_Hintergrundobjekte" style:display-name="Beehive1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7e_LT_7e_Hintergrund" style:display-name="Beehive1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7e_LT_7e_Gliederung_20_1" style:display-name="Beehive1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7e_LT_7e_Gliederung_20_2" style:display-name="Beehive1_______~LT~Gliederung 2" style:family="paragraph" style:parent-style-name="Beehive1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7e_LT_7e_Gliederung_20_3" style:display-name="Beehive1_______~LT~Gliederung 3" style:family="paragraph" style:parent-style-name="Beehive1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7e_LT_7e_Gliederung_20_4" style:display-name="Beehive1_______~LT~Gliederung 4" style:family="paragraph" style:parent-style-name="Beehive1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7e_LT_7e_Gliederung_20_5" style:display-name="Beehive1_______~LT~Gliederung 5" style:family="paragraph" style:parent-style-name="Beehive1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7e_LT_7e_Gliederung_20_6" style:display-name="Beehive1_______~LT~Gliederung 6" style:family="paragraph" style:parent-style-name="Beehive1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7e_LT_7e_Gliederung_20_7" style:display-name="Beehive1_______~LT~Gliederung 7" style:family="paragraph" style:parent-style-name="Beehive1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7e_LT_7e_Gliederung_20_8" style:display-name="Beehive1_______~LT~Gliederung 8" style:family="paragraph" style:parent-style-name="Beehive1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7e_LT_7e_Gliederung_20_9" style:display-name="Beehive1_______~LT~Gliederung 9" style:family="paragraph" style:parent-style-name="Beehive1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7e_LT_7e_Titel" style:display-name="Beehive1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7e_LT_7e_Untertitel" style:display-name="Beehive1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7e_LT_7e_Notizen" style:display-name="Beehive1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7e_LT_7e_Hintergrundobjekte" style:display-name="Beehive1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7e_LT_7e_Hintergrund" style:display-name="Beehive1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7e_LT_7e_Gliederung_20_1" style:display-name="Beehive1_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7e_LT_7e_Gliederung_20_2" style:display-name="Beehive1________~LT~Gliederung 2" style:family="paragraph" style:parent-style-name="Beehive1_5f_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5f__7e_LT_7e_Gliederung_20_3" style:display-name="Beehive1________~LT~Gliederung 3" style:family="paragraph" style:parent-style-name="Beehive1_5f_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5f__7e_LT_7e_Gliederung_20_4" style:display-name="Beehive1________~LT~Gliederung 4" style:family="paragraph" style:parent-style-name="Beehive1_5f_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7e_LT_7e_Gliederung_20_5" style:display-name="Beehive1________~LT~Gliederung 5" style:family="paragraph" style:parent-style-name="Beehive1_5f_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7e_LT_7e_Gliederung_20_6" style:display-name="Beehive1________~LT~Gliederung 6" style:family="paragraph" style:parent-style-name="Beehive1_5f_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7e_LT_7e_Gliederung_20_7" style:display-name="Beehive1________~LT~Gliederung 7" style:family="paragraph" style:parent-style-name="Beehive1_5f_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7e_LT_7e_Gliederung_20_8" style:display-name="Beehive1________~LT~Gliederung 8" style:family="paragraph" style:parent-style-name="Beehive1_5f_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7e_LT_7e_Gliederung_20_9" style:display-name="Beehive1________~LT~Gliederung 9" style:family="paragraph" style:parent-style-name="Beehive1_5f_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7e_LT_7e_Titel" style:display-name="Beehive1_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7e_LT_7e_Untertitel" style:display-name="Beehive1_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7e_LT_7e_Notizen" style:display-name="Beehive1_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7e_LT_7e_Hintergrundobjekte" style:display-name="Beehive1_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7e_LT_7e_Hintergrund" style:display-name="Beehive1_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7e_LT_7e_Gliederung_20_1" style:display-name="Beehive1__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7e_LT_7e_Gliederung_20_2" style:display-name="Beehive1_________~LT~Gliederung 2" style:family="paragraph" style:parent-style-name="Beehive1_5f__5f_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5f__5f__7e_LT_7e_Gliederung_20_3" style:display-name="Beehive1_________~LT~Gliederung 3" style:family="paragraph" style:parent-style-name="Beehive1_5f__5f_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5f__5f__7e_LT_7e_Gliederung_20_4" style:display-name="Beehive1_________~LT~Gliederung 4" style:family="paragraph" style:parent-style-name="Beehive1_5f__5f_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7e_LT_7e_Gliederung_20_5" style:display-name="Beehive1_________~LT~Gliederung 5" style:family="paragraph" style:parent-style-name="Beehive1_5f__5f_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7e_LT_7e_Gliederung_20_6" style:display-name="Beehive1_________~LT~Gliederung 6" style:family="paragraph" style:parent-style-name="Beehive1_5f__5f_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7e_LT_7e_Gliederung_20_7" style:display-name="Beehive1_________~LT~Gliederung 7" style:family="paragraph" style:parent-style-name="Beehive1_5f__5f_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7e_LT_7e_Gliederung_20_8" style:display-name="Beehive1_________~LT~Gliederung 8" style:family="paragraph" style:parent-style-name="Beehive1_5f__5f_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7e_LT_7e_Gliederung_20_9" style:display-name="Beehive1_________~LT~Gliederung 9" style:family="paragraph" style:parent-style-name="Beehive1_5f__5f_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7e_LT_7e_Titel" style:display-name="Beehive1__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7e_LT_7e_Untertitel" style:display-name="Beehive1__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7e_LT_7e_Notizen" style:display-name="Beehive1__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7e_LT_7e_Hintergrundobjekte" style:display-name="Beehive1__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7e_LT_7e_Hintergrund" style:display-name="Beehive1__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7e_LT_7e_Gliederung_20_1" style:display-name="Beehive1___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7e_LT_7e_Gliederung_20_2" style:display-name="Beehive1__________~LT~Gliederung 2" style:family="paragraph" style:parent-style-name="Beehive1_5f__5f__5f_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5f__5f__5f__7e_LT_7e_Gliederung_20_3" style:display-name="Beehive1__________~LT~Gliederung 3" style:family="paragraph" style:parent-style-name="Beehive1_5f__5f__5f_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5f__5f__5f__7e_LT_7e_Gliederung_20_4" style:display-name="Beehive1__________~LT~Gliederung 4" style:family="paragraph" style:parent-style-name="Beehive1_5f__5f__5f_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7e_LT_7e_Gliederung_20_5" style:display-name="Beehive1__________~LT~Gliederung 5" style:family="paragraph" style:parent-style-name="Beehive1_5f__5f__5f_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7e_LT_7e_Gliederung_20_6" style:display-name="Beehive1__________~LT~Gliederung 6" style:family="paragraph" style:parent-style-name="Beehive1_5f__5f__5f_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7e_LT_7e_Gliederung_20_7" style:display-name="Beehive1__________~LT~Gliederung 7" style:family="paragraph" style:parent-style-name="Beehive1_5f__5f__5f_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7e_LT_7e_Gliederung_20_8" style:display-name="Beehive1__________~LT~Gliederung 8" style:family="paragraph" style:parent-style-name="Beehive1_5f__5f__5f_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7e_LT_7e_Gliederung_20_9" style:display-name="Beehive1__________~LT~Gliederung 9" style:family="paragraph" style:parent-style-name="Beehive1_5f__5f__5f_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7e_LT_7e_Titel" style:display-name="Beehive1___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7e_LT_7e_Untertitel" style:display-name="Beehive1___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7e_LT_7e_Notizen" style:display-name="Beehive1___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7e_LT_7e_Hintergrundobjekte" style:display-name="Beehive1___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7e_LT_7e_Hintergrund" style:display-name="Beehive1___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7e_LT_7e_Gliederung_20_1" style:display-name="Beehive1____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7e_LT_7e_Gliederung_20_2" style:display-name="Beehive1___________~LT~Gliederung 2" style:family="paragraph" style:parent-style-name="Beehive1_5f__5f__5f__5f_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5f__5f__5f__5f__7e_LT_7e_Gliederung_20_3" style:display-name="Beehive1___________~LT~Gliederung 3" style:family="paragraph" style:parent-style-name="Beehive1_5f__5f__5f__5f_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5f__5f__5f__5f__7e_LT_7e_Gliederung_20_4" style:display-name="Beehive1___________~LT~Gliederung 4" style:family="paragraph" style:parent-style-name="Beehive1_5f__5f__5f__5f_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7e_LT_7e_Gliederung_20_5" style:display-name="Beehive1___________~LT~Gliederung 5" style:family="paragraph" style:parent-style-name="Beehive1_5f__5f__5f__5f_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7e_LT_7e_Gliederung_20_6" style:display-name="Beehive1___________~LT~Gliederung 6" style:family="paragraph" style:parent-style-name="Beehive1_5f__5f__5f__5f_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7e_LT_7e_Gliederung_20_7" style:display-name="Beehive1___________~LT~Gliederung 7" style:family="paragraph" style:parent-style-name="Beehive1_5f__5f__5f__5f_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7e_LT_7e_Gliederung_20_8" style:display-name="Beehive1___________~LT~Gliederung 8" style:family="paragraph" style:parent-style-name="Beehive1_5f__5f__5f__5f_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7e_LT_7e_Gliederung_20_9" style:display-name="Beehive1___________~LT~Gliederung 9" style:family="paragraph" style:parent-style-name="Beehive1_5f__5f__5f__5f_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7e_LT_7e_Titel" style:display-name="Beehive1____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7e_LT_7e_Untertitel" style:display-name="Beehive1____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7e_LT_7e_Notizen" style:display-name="Beehive1____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7e_LT_7e_Hintergrundobjekte" style:display-name="Beehive1____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7e_LT_7e_Hintergrund" style:display-name="Beehive1____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5f__7e_LT_7e_Gliederung_20_1" style:display-name="Beehive1_____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7e_LT_7e_Gliederung_20_2" style:display-name="Beehive1____________~LT~Gliederung 2" style:family="paragraph" style:parent-style-name="Beehive1_5f__5f__5f__5f__5f_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5f__5f__5f__5f__5f__7e_LT_7e_Gliederung_20_3" style:display-name="Beehive1____________~LT~Gliederung 3" style:family="paragraph" style:parent-style-name="Beehive1_5f__5f__5f__5f__5f_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5f__5f__5f__5f__5f__7e_LT_7e_Gliederung_20_4" style:display-name="Beehive1____________~LT~Gliederung 4" style:family="paragraph" style:parent-style-name="Beehive1_5f__5f__5f__5f__5f_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7e_LT_7e_Gliederung_20_5" style:display-name="Beehive1____________~LT~Gliederung 5" style:family="paragraph" style:parent-style-name="Beehive1_5f__5f__5f__5f__5f_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7e_LT_7e_Gliederung_20_6" style:display-name="Beehive1____________~LT~Gliederung 6" style:family="paragraph" style:parent-style-name="Beehive1_5f__5f__5f__5f__5f_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7e_LT_7e_Gliederung_20_7" style:display-name="Beehive1____________~LT~Gliederung 7" style:family="paragraph" style:parent-style-name="Beehive1_5f__5f__5f__5f__5f_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7e_LT_7e_Gliederung_20_8" style:display-name="Beehive1____________~LT~Gliederung 8" style:family="paragraph" style:parent-style-name="Beehive1_5f__5f__5f__5f__5f_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7e_LT_7e_Gliederung_20_9" style:display-name="Beehive1____________~LT~Gliederung 9" style:family="paragraph" style:parent-style-name="Beehive1_5f__5f__5f__5f__5f_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7e_LT_7e_Titel" style:display-name="Beehive1_____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7e_LT_7e_Untertitel" style:display-name="Beehive1_____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7e_LT_7e_Notizen" style:display-name="Beehive1_____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7e_LT_7e_Hintergrundobjekte" style:display-name="Beehive1_____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5f__7e_LT_7e_Hintergrund" style:display-name="Beehive1_____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5f__5f__7e_LT_7e_Gliederung_20_1" style:display-name="Beehive1______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7e_LT_7e_Gliederung_20_2" style:display-name="Beehive1_____________~LT~Gliederung 2" style:family="paragraph" style:parent-style-name="Beehive1_5f__5f__5f__5f__5f__5f_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5f__5f__5f__5f__5f__5f__7e_LT_7e_Gliederung_20_3" style:display-name="Beehive1_____________~LT~Gliederung 3" style:family="paragraph" style:parent-style-name="Beehive1_5f__5f__5f__5f__5f__5f_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5f__5f__5f__5f__5f__5f__7e_LT_7e_Gliederung_20_4" style:display-name="Beehive1_____________~LT~Gliederung 4" style:family="paragraph" style:parent-style-name="Beehive1_5f__5f__5f__5f__5f__5f_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7e_LT_7e_Gliederung_20_5" style:display-name="Beehive1_____________~LT~Gliederung 5" style:family="paragraph" style:parent-style-name="Beehive1_5f__5f__5f__5f__5f__5f_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7e_LT_7e_Gliederung_20_6" style:display-name="Beehive1_____________~LT~Gliederung 6" style:family="paragraph" style:parent-style-name="Beehive1_5f__5f__5f__5f__5f__5f_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7e_LT_7e_Gliederung_20_7" style:display-name="Beehive1_____________~LT~Gliederung 7" style:family="paragraph" style:parent-style-name="Beehive1_5f__5f__5f__5f__5f__5f_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7e_LT_7e_Gliederung_20_8" style:display-name="Beehive1_____________~LT~Gliederung 8" style:family="paragraph" style:parent-style-name="Beehive1_5f__5f__5f__5f__5f__5f_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7e_LT_7e_Gliederung_20_9" style:display-name="Beehive1_____________~LT~Gliederung 9" style:family="paragraph" style:parent-style-name="Beehive1_5f__5f__5f__5f__5f__5f_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7e_LT_7e_Titel" style:display-name="Beehive1______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7e_LT_7e_Untertitel" style:display-name="Beehive1______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7e_LT_7e_Notizen" style:display-name="Beehive1______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7e_LT_7e_Hintergrundobjekte" style:display-name="Beehive1______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5f__5f__7e_LT_7e_Hintergrund" style:display-name="Beehive1______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5f__5f__5f__7e_LT_7e_Gliederung_20_1" style:display-name="Beehive1_______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5f__7e_LT_7e_Gliederung_20_2" style:display-name="Beehive1______________~LT~Gliederung 2" style:family="paragraph" style:parent-style-name="Beehive1_5f__5f__5f__5f__5f__5f__5f_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5f__5f__5f__5f__5f__5f__5f__7e_LT_7e_Gliederung_20_3" style:display-name="Beehive1______________~LT~Gliederung 3" style:family="paragraph" style:parent-style-name="Beehive1_5f__5f__5f__5f__5f__5f__5f_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5f__5f__5f__5f__5f__5f__5f__7e_LT_7e_Gliederung_20_4" style:display-name="Beehive1______________~LT~Gliederung 4" style:family="paragraph" style:parent-style-name="Beehive1_5f__5f__5f__5f__5f__5f__5f_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7e_LT_7e_Gliederung_20_5" style:display-name="Beehive1______________~LT~Gliederung 5" style:family="paragraph" style:parent-style-name="Beehive1_5f__5f__5f__5f__5f__5f__5f_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7e_LT_7e_Gliederung_20_6" style:display-name="Beehive1______________~LT~Gliederung 6" style:family="paragraph" style:parent-style-name="Beehive1_5f__5f__5f__5f__5f__5f__5f_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7e_LT_7e_Gliederung_20_7" style:display-name="Beehive1______________~LT~Gliederung 7" style:family="paragraph" style:parent-style-name="Beehive1_5f__5f__5f__5f__5f__5f__5f_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7e_LT_7e_Gliederung_20_8" style:display-name="Beehive1______________~LT~Gliederung 8" style:family="paragraph" style:parent-style-name="Beehive1_5f__5f__5f__5f__5f__5f__5f_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7e_LT_7e_Gliederung_20_9" style:display-name="Beehive1______________~LT~Gliederung 9" style:family="paragraph" style:parent-style-name="Beehive1_5f__5f__5f__5f__5f__5f__5f_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7e_LT_7e_Titel" style:display-name="Beehive1_______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5f__7e_LT_7e_Untertitel" style:display-name="Beehive1_______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5f__7e_LT_7e_Notizen" style:display-name="Beehive1_______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5f__7e_LT_7e_Hintergrundobjekte" style:display-name="Beehive1_______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5f__5f__5f__7e_LT_7e_Hintergrund" style:display-name="Beehive1_______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5f__5f__5f__5f__7e_LT_7e_Gliederung_20_1" style:display-name="Beehive1_______________~LT~Gliederung 1" style:family="paragraph">
      <style:paragraph-properties fo:margin-top="0cm" fo:margin-bottom="0.3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5f__5f__7e_LT_7e_Gliederung_20_2" style:display-name="Beehive1_______________~LT~Gliederung 2" style:family="paragraph" style:parent-style-name="Beehive1_5f__5f__5f__5f__5f__5f__5f__5f__5f__5f__5f__5f__5f__5f__5f__7e_LT_7e_Gliederung_20_1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eehive1_5f__5f__5f__5f__5f__5f__5f__5f__5f__5f__5f__5f__5f__5f__5f__7e_LT_7e_Gliederung_20_3" style:display-name="Beehive1_______________~LT~Gliederung 3" style:family="paragraph" style:parent-style-name="Beehive1_5f__5f__5f__5f__5f__5f__5f__5f__5f__5f__5f__5f__5f__5f__5f__7e_LT_7e_Gliederung_20_2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eehive1_5f__5f__5f__5f__5f__5f__5f__5f__5f__5f__5f__5f__5f__5f__5f__7e_LT_7e_Gliederung_20_4" style:display-name="Beehive1_______________~LT~Gliederung 4" style:family="paragraph" style:parent-style-name="Beehive1_5f__5f__5f__5f__5f__5f__5f__5f__5f__5f__5f__5f__5f__5f__5f_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5f__7e_LT_7e_Gliederung_20_5" style:display-name="Beehive1_______________~LT~Gliederung 5" style:family="paragraph" style:parent-style-name="Beehive1_5f__5f__5f__5f__5f__5f__5f__5f__5f__5f__5f__5f__5f__5f__5f__7e_LT_7e_Gliederung_20_4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5f__7e_LT_7e_Gliederung_20_6" style:display-name="Beehive1_______________~LT~Gliederung 6" style:family="paragraph" style:parent-style-name="Beehive1_5f__5f__5f__5f__5f__5f__5f__5f__5f__5f__5f__5f__5f__5f__5f__7e_LT_7e_Gliederung_20_5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5f__7e_LT_7e_Gliederung_20_7" style:display-name="Beehive1_______________~LT~Gliederung 7" style:family="paragraph" style:parent-style-name="Beehive1_5f__5f__5f__5f__5f__5f__5f__5f__5f__5f__5f__5f__5f__5f__5f__7e_LT_7e_Gliederung_20_6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5f__7e_LT_7e_Gliederung_20_8" style:display-name="Beehive1_______________~LT~Gliederung 8" style:family="paragraph" style:parent-style-name="Beehive1_5f__5f__5f__5f__5f__5f__5f__5f__5f__5f__5f__5f__5f__5f__5f__7e_LT_7e_Gliederung_20_7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5f__7e_LT_7e_Gliederung_20_9" style:display-name="Beehive1_______________~LT~Gliederung 9" style:family="paragraph" style:parent-style-name="Beehive1_5f__5f__5f__5f__5f__5f__5f__5f__5f__5f__5f__5f__5f__5f__5f__7e_LT_7e_Gliederung_20_8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eehive1_5f__5f__5f__5f__5f__5f__5f__5f__5f__5f__5f__5f__5f__5f__5f__7e_LT_7e_Titel" style:display-name="Beehive1______________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5f__5f__7e_LT_7e_Untertitel" style:display-name="Beehive1______________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5f__5f__7e_LT_7e_Notizen" style:display-name="Beehive1______________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eehive1_5f__5f__5f__5f__5f__5f__5f__5f__5f__5f__5f__5f__5f__5f__5f__7e_LT_7e_Hintergrundobjekte" style:display-name="Beehive1_______________~LT~Hintergrundobjekte" style:family="paragraph">
      <style:text-properties style:font-name="Liberation Sans" fo:font-family="'Liberation Sans'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1" style:font-family-complex="'Noto Sans'" style:font-family-generic-complex="system" style:font-pitch-complex="variable" style:font-size-complex="12pt"/>
    </style:style>
    <style:style style:name="Beehive1_5f__5f__5f__5f__5f__5f__5f__5f__5f__5f__5f__5f__5f__5f__5f__7e_LT_7e_Hintergrund" style:display-name="Beehive1_______________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6:46:08.774078519</meta:creation-date>
    <dc:date>2022-09-03T17:43:23.072606473</dc:date>
    <meta:editing-duration>PT46M57S</meta:editing-duration>
    <meta:editing-cycles>10</meta:editing-cycles>
    <meta:generator>LibreOffice/7.3.5.2$Linux_X86_64 LibreOffice_project/30$Build-2</meta:generator>
    <meta:document-statistic meta:table-count="0" meta:image-count="0" meta:object-count="0" meta:page-count="4" meta:paragraph-count="58" meta:word-count="626" meta:character-count="4032" meta:non-whitespace-character-count="3377"/>
  </office:meta>
</office:document-meta>
</file>